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OptionException.printDiagnostic( Diagnostics diagnosti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OptionException.MissingOptionException( String o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